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6.9271in" fo:margin-left="0in" fo:margin-right="-0.0021in" table:align="margins"/>
    </style:style>
    <style:style style:name="Definitions.A" style:family="table-column">
      <style:table-column-properties style:column-width="1.5014in" style:rel-column-width="14201*"/>
    </style:style>
    <style:style style:name="Definitions.B" style:family="table-column">
      <style:table-column-properties style:column-width="5.4257in" style:rel-column-width="51334*"/>
    </style:style>
    <style:style style:name="Definitions.A1" style:family="table-cell" style:data-style-name="N5100">
      <style:table-cell-properties fo:background-color="#0099ff" fo:padding="0.0382in" fo:border-left="0.0347in solid #000080" fo:border-right="none" fo:border-top="0.0347in solid #000080" fo:border-bottom="0.0347in solid #000080">
        <style:background-image/>
      </style:table-cell-properties>
    </style:style>
    <style:style style:name="Definitions.B1" style:family="table-cell" style:data-style-name="N5100">
      <style:table-cell-properties fo:background-color="#0099ff" fo:padding="0.0382in" fo:border="0.0347in solid #000080">
        <style:background-image/>
      </style:table-cell-properties>
    </style:style>
    <style:style style:name="Definitions.A2" style:family="table-cell" style:data-style-name="N5100">
      <style:table-cell-properties fo:background-color="#ffffff" fo:padding="0.0382in" fo:border-left="0.0347in solid #000080" fo:border-right="none" fo:border-top="none" fo:border-bottom="0.0347in solid #000080">
        <style:background-image/>
      </style:table-cell-properties>
    </style:style>
    <style:style style:name="Definitions.B2" style:family="table-cell" style:data-style-name="N5000">
      <style:table-cell-properties fo:background-color="#ffffff" fo:padding="0.0382in" fo:border-left="0.0347in solid #000080" fo:border-right="0.0347in solid #000080" fo:border-top="none" fo:border-bottom="0.0347in solid #000080">
        <style:background-image/>
      </style:table-cell-properties>
    </style:style>
    <style:style style:name="Definitions.B5" style:family="table-cell">
      <style:table-cell-properties fo:background-color="#ffffff" fo:padding="0.0382in" fo:border-left="0.0347in solid #000080" fo:border-right="0.0347in solid #000080" fo:border-top="none" fo:border-bottom="0.0347in solid #000080">
        <style:background-image/>
      </style:table-cell-properties>
    </style:style>
    <style:style style:name="Issues" style:family="table">
      <style:table-properties style:width="6.925in" table:align="margins"/>
    </style:style>
    <style:style style:name="Issues.A" style:family="table-column">
      <style:table-column-properties style:column-width="1.7285in" style:rel-column-width="16360*"/>
    </style:style>
    <style:style style:name="Issues.B" style:family="table-column">
      <style:table-column-properties style:column-width="5.1965in" style:rel-column-width="49175*"/>
    </style:style>
    <style:style style:name="Issues.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Issues.B1" style:family="table-cell">
      <style:table-cell-properties fo:background-color="#000080" fo:padding="0.0382in" fo:border="0.0007in solid #000000">
        <style:background-image/>
      </style:table-cell-properties>
    </style:style>
    <style:style style:name="Issues.A2" style:family="table-cell">
      <style:table-cell-properties fo:background-color="#4d4d4d" fo:padding="0.0382in" fo:border-left="0.0007in solid #000000" fo:border-right="none" fo:border-top="none" fo:border-bottom="0.0007in solid #000000">
        <style:background-image/>
      </style:table-cell-properties>
    </style:style>
    <style:style style:name="Issues.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3"/>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4">Term</text:p>
          </table:table-cell>
          <table:table-cell table:style-name="Definitions.B1">
            <text:p text:style-name="P4"/>
          </table:table-cell>
        </table:table-row>
        <table:table-row>
          <table:table-cell table:style-name="Definitions.A2" office:value-type="float" office:value="0">
            <text:p text:style-name="P6">Replication Group</text:p>
          </table:table-cell>
          <table:table-cell table:style-name="Definitions.B2">
            <text:p text:style-name="P6"/>
          </table:table-cell>
        </table:table-row>
        <table:table-row>
          <table:table-cell table:style-name="Definitions.A2" office:value-type="float" office:value="0">
            <text:p text:style-name="P6">Service Instance</text:p>
          </table:table-cell>
          <table:table-cell table:style-name="Definitions.B2">
            <text:p text:style-name="P6"/>
          </table:table-cell>
        </table:table-row>
        <table:table-row>
          <table:table-cell table:style-name="Definitions.A2" office:value-type="float" office:value="0">
            <text:p text:style-name="P6">Server</text:p>
          </table:table-cell>
          <table:table-cell table:style-name="Definitions.B2">
            <text:p text:style-name="P6"/>
          </table:table-cell>
        </table:table-row>
        <table:table-row>
          <table:table-cell table:style-name="Definitions.A2" office:value-type="float" office:value="0">
            <text:p text:style-name="P6">VPS</text:p>
          </table:table-cell>
          <table:table-cell table:style-name="Definitions.B5" office:value-type="string">
            <text:p text:style-name="P6">Virtual Private Server</text:p>
          </table:table-cell>
        </table:table-row>
        <table:table-row>
          <table:table-cell table:style-name="Definitions.A2" office:value-type="float" office:value="0">
            <text:p text:style-name="P6">Application Instance Role</text:p>
          </table:table-cell>
          <table:table-cell table:style-name="Definitions.B5" office:value-type="string">
            <text:p text:style-name="P6"/>
          </table:table-cell>
        </table:table-row>
        <table:table-row>
          <table:table-cell table:style-name="Definitions.A2" office:value-type="float" office:value="0">
            <text:p text:style-name="P6">Application Instance</text:p>
          </table:table-cell>
          <table:table-cell table:style-name="Definitions.B5" office:value-type="string">
            <text:p text:style-name="P6"/>
          </table:table-cell>
        </table:table-row>
        <table:table-row>
          <table:table-cell table:style-name="Definitions.A2">
            <text:p text:style-name="P6"/>
          </table:table-cell>
          <table:table-cell table:style-name="Definitions.B5" office:value-type="string">
            <text:p text:style-name="P6"/>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0.698in" svg:y="0.1807in" svg:width="8.5in" svg:height="4.4972in"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5">Issue Name</text:p>
          </table:table-cell>
          <table:table-cell table:style-name="Issues.B1" office:value-type="string">
            <text:p text:style-name="P5">Description</text:p>
          </table:table-cell>
        </table:table-row>
        <table:table-row>
          <table:table-cell table:style-name="Issues.A2" office:value-type="string">
            <text:p text:style-name="P5"/>
          </table:table-cell>
          <table:table-cell table:style-name="Issues.B2" office:value-type="string">
            <text:p text:style-name="P7">No direct control over the 'placement' of the VPS instances</text:p>
          </table:table-cell>
        </table:table-row>
        <table:table-row>
          <table:table-cell table:style-name="Issues.A2" office:value-type="string">
            <text:p text:style-name="P5"/>
          </table:table-cell>
          <table:table-cell table:style-name="Issues.B2" office:value-type="string">
            <text:p text:style-name="P7"/>
          </table:table-cell>
        </table:table-row>
      </table:table>
      <text:p text:style-name="Text_20_body"/>
      <text:h text:style-name="Heading_20_2" text:outline-level="2">Failure Modes</text:h>
      <text:list text:style-name="L1">
        <text:list-item>
          <text:p text:style-name="P1">Connectivity level</text:p>
        </text:list-item>
        <text:list-item>
          <text:p text:style-name="P1">Machine level</text:p>
        </text:list-item>
      </text:list>
      <text:h text:style-name="Heading_20_2" text:outline-level="2">Replication</text:h>
      <text:list text:style-name="L3">
        <text:list-item>
          <text:p text:style-name="P3">Replication group: 2 machines</text:p>
        </text:list-item>
      </text:list>
      <text:p text:style-name="Text_20_body">The replication process requires a 'replication group'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7$Build-9157</meta:generator>
    <meta:creation-date>2007-06-03T15:39:10</meta:creation-date>
    <dc:date>2007-06-03T15:39:43</dc:date>
    <dc:language>en-US</dc:language>
    <meta:editing-cycles>1</meta:editing-cycles>
    <meta:editing-duration>PT0S</meta:editing-duration>
    <meta:user-defined meta:name="Info 1"/>
    <meta:user-defined meta:name="Info 2"/>
    <meta:user-defined meta:name="Info 3"/>
    <meta:user-defined meta:name="Info 4"/>
    <meta:document-statistic meta:table-count="2" meta:image-count="0" meta:object-count="1" meta:page-count="2"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